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page-number="0"/>
      <style:text-properties fo:hyphenate="true"/>
    </style:style>
    <style:style style:name="TableColumn4" style:family="table-column">
      <style:table-column-properties style:column-width="1.9in"/>
    </style:style>
    <style:style style:name="TableColumn5" style:family="table-column">
      <style:table-column-properties style:column-width="1.0506in"/>
    </style:style>
    <style:style style:name="Table3" style:family="table">
      <style:table-properties style:width="2.9506in" style:rel-width="100%" fo:margin-left="0in" table:align="center"/>
    </style:style>
    <style:style style:name="TableRow6" style:family="table-row">
      <style:table-row-properties/>
    </style:style>
    <style:style style:name="TableCell7"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8" style:parent-style-name="Standaard" style:family="paragraph">
      <style:paragraph-properties fo:text-align="end"/>
    </style:style>
    <style:style style:name="P9" style:parent-style-name="Geenafstand" style:family="paragraph">
      <style:paragraph-properties fo:text-align="end" fo:line-height="130%"/>
    </style:style>
    <style:style style:name="T10" style:parent-style-name="Standaardalinea-lettertype" style:family="text">
      <style:text-properties fo:text-transform="uppercase" fo:color="#191919" fo:font-size="36pt" style:font-size-asian="36pt" style:font-size-complex="36pt"/>
    </style:style>
    <style:style style:name="P11" style:parent-style-name="Standaard" style:family="paragraph">
      <style:paragraph-properties fo:text-align="end"/>
    </style:style>
    <style:style style:name="T12" style:parent-style-name="Standaardalinea-lettertype" style:family="text">
      <style:text-properties fo:color="#000000" fo:font-size="12pt" style:font-size-asian="12pt" style:font-size-complex="12pt"/>
    </style:style>
    <style:style style:name="TableCell13"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T14" style:parent-style-name="Standaardalinea-lettertype" style:family="text">
      <style:text-properties fo:color="#000000"/>
    </style:style>
    <style:style style:name="T15" style:parent-style-name="Standaardalinea-lettertype" style:family="text">
      <style:text-properties fo:color="#ED7D31" fo:font-size="13pt" style:font-size-asian="13pt" style:font-size-complex="13pt"/>
    </style:style>
    <style:style style:name="T16" style:parent-style-name="Standaardalinea-lettertype" style:family="text">
      <style:text-properties fo:color="#44546A"/>
    </style:style>
    <style:style style:name="P17" style:parent-style-name="Standaard" style:family="paragraph">
      <style:paragraph-properties fo:break-before="page"/>
      <style:text-properties fo:hyphenate="true"/>
    </style:style>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Standaard" style:family="paragraph">
      <style:paragraph-properties fo:margin-left="0.4916in">
        <style:tab-stops/>
      </style:paragraph-properties>
    </style:style>
    <style:style style:name="P28" style:parent-style-name="Lijstalinea" style:family="paragraph"/>
    <style:style style:name="P29" style:parent-style-name="Standaard" style:family="paragraph">
      <style:paragraph-properties fo:margin-left="0.4916in">
        <style:tab-stops/>
      </style:paragraph-properties>
    </style:style>
    <style:style style:name="P30" style:parent-style-name="Lijstalinea" style:family="paragraph"/>
    <style:style style:name="P31" style:parent-style-name="Standaard" style:family="paragraph">
      <style:paragraph-properties fo:margin-left="0.2583in" fo:text-indent="0.2416in">
        <style:tab-stops/>
      </style:paragraph-properties>
    </style:style>
    <style:style style:name="P32" style:parent-style-name="Lijstalinea" style:family="paragraph"/>
    <style:style style:name="P33" style:parent-style-name="Standaard" style:family="paragraph">
      <style:paragraph-properties fo:margin-left="0.25in" fo:text-indent="0.2416in">
        <style:tab-stops/>
      </style:paragraph-properties>
    </style:style>
    <style:style style:name="P34" style:parent-style-name="Lijstalinea" style:family="paragraph"/>
    <style:style style:name="P35" style:parent-style-name="Standaard" style:family="paragraph">
      <style:paragraph-properties fo:margin-left="0.25in" fo:text-indent="0.2416in">
        <style:tab-stops/>
      </style:paragraph-properties>
    </style:style>
    <style:style style:family="graphic" style:name="a0" style:parent-style-name="Graphics">
      <style:graphic-properties fo:wrap-option="wrap" fo:border="0.00694in none" fo:padding-top="0in" fo:padding-bottom="0in" fo:padding-left="0in" fo:padding-right="0in" fo:background-color="#ffffff" draw:textarea-vertical-align="middle" draw:textarea-horizontal-align="left" style:wrap="run-through" style:run-through="foreground" draw:opacity="100%" style:horizontal-rel="page" style:vertical-rel="page" style:horizontal-pos="center" style:vertical-pos="middle" draw:auto-grow-width="false" draw:auto-grow-height="false"/>
      <style:paragraph-properties style:font-independent-line-spacing="true" style:writing-mode="lr-tb"/>
    </style:style>
  </office:automatic-styles>
  <office:body>
    <office:text text:use-soft-page-breaks="true">
      <text:p text:style-name="P1"><draw:frame draw:z-index="251659264" draw:id="id0" draw:style-name="a0" draw:name="Tekstvak 138" text:anchor-type="paragraph" svg:x="0in" svg:y="0in" svg:width="1.87292in" svg:height="4.2in" style:rel-width="scale" style:rel-height="scale"><draw:text-box><table:table table:style-name="Table3"><table:table-columns><table:table-column table:style-name="TableColumn4"/><table:table-column table:style-name="TableColumn5"/></table:table-columns><table:table-row table:style-name="TableRow6"><table:table-cell table:style-name="TableCell7"><text:p text:style-name="P8"/><text:p text:style-name="P9"><text:span text:style-name="T10">Robots in een rampgebied</text:span></text:p><text:p text:style-name="P11"><text:span text:style-name="T12"><text:s text:c="5"/></text:span></text:p></table:table-cell><table:table-cell table:style-name="TableCell13"><text:p text:style-name="Standaard"><text:span text:style-name="T14"><text:s text:c="5"/></text:span></text:p><text:p text:style-name="Geenafstand"><text:span text:style-name="T15">Guido Ruijs, Sander Reinder, Alexander Mosselaar</text:span></text:p><text:p text:style-name="Geenafstand"><text:span text:style-name="T16">[Cursustitel]</text:span></text:p></table:table-cell></table:table-row></table:table><text:p text:style-name="Standaard"/></draw:text-box><svg:title/><svg:desc/></draw:frame></text:p>
      <text:p text:style-name="P17"/>
      <text:soft-page-break/>
      <text:h text:style-name="Kop1" text:outline-level="1">Inleiding</text:h>
      <text:p text:style-name="Standaard">Er zijn veel rampscenario’s waarin mensen niet altijd veel kunnen doen. Daarvoor kunnen robots gebruikt worden. Daarmee kregen wij van de rijksuniversiteit Groningen de opdracht om een robot te ontwerpen die in een<text:s/>bepaald rampgebied mensen kunnen assisteren of vervangen, om uiteindelijk meer mensenlevens te redden in rampgebieden.</text:p>
      <text:p text:style-name="Standaard"/>
      <text:p text:style-name="Standaard"/>
      <text:p text:style-name="Standaard"/>
      <text:h text:style-name="Kop1" text:outline-level="1">Vooronderzoek</text:h>
      <text:p text:style-name="Standaard">In het vooronderzoek is er gekeken naar bepaalde rampscenario’s waar een robot goede hulp kan bieden. Er is gekozen voor een robot die mensen kan vinden in het puin. Dit zorgt ervoor dat de robots vaak ingezet kunnen worden, want er zijn veel scenario’s waardoor er mensen gevonden moeten worden in het puin. Om dat de gebruiken zijn er een paar benodigdheden. Zo moet de robot kunnen rijden, met dieptesensoren kan het rondrijden zonder ergens tegen aan te botsen en het moet mensen kunnen zien met een bepaalde sensor.</text:p>
      <text:p text:style-name="Standaard"/>
      <text:h text:style-name="Kop1" text:outline-level="1">Plan van eisen</text:h>
      <text:p text:style-name="Standaard"/>
      <text:list text:style-name="LFO1" text:continue-numbering="true">
        <text:list-item>
          <text:p text:style-name="P18">De robot moet zichzelf kunnen navigeren door een gebied zonder ergens tegen aan te botsen of schade op te lopen.</text:p>
        </text:list-item>
        <text:list-item>
          <text:p text:style-name="P19">De robot moet mensen kunnen detecteren in een rampgebied.</text:p>
        </text:list-item>
      </text:list>
      <text:p text:style-name="Lijstalinea"/>
      <text:list text:style-name="LFO1" text:continue-numbering="true">
        <text:list-item>
          <text:p text:style-name="P20">De robot moet operatief zijn zonder de hulp van mensen.</text:p>
        </text:list-item>
      </text:list>
      <text:p text:style-name="Lijstalinea"/>
      <text:list text:style-name="LFO1" text:continue-numbering="true">
        <text:list-item>
          <text:p text:style-name="P21"><text:s/>De robot moet stevig zijn om niet zomaar kapot te gaan.</text:p>
        </text:list-item>
      </text:list>
      <text:p text:style-name="Lijstalinea"/>
      <text:list text:style-name="LFO1" text:continue-numbering="true">
        <text:list-item>
          <text:p text:style-name="P22">De elektriciteit moet goed verborgen zijn.</text:p>
        </text:list-item>
      </text:list>
      <text:p text:style-name="Lijstalinea"/>
      <text:list text:style-name="LFO1" text:continue-numbering="true">
        <text:list-item>
          <text:p text:style-name="P23">Er moet voldoende stroom zijn voor de robot om een lange tijd operatief te kunnen zijn.</text:p>
        </text:list-item>
      </text:list>
      <text:p text:style-name="Standaard"/>
      <text:p text:style-name="Standaard"/>
      <text:p text:style-name="Standaard"/>
      <text:p text:style-name="Standaard"/>
      <text:h text:style-name="Kop1" text:outline-level="1">Prototype</text:h>
      <text:p text:style-name="Standaard"/>
      <text:p text:style-name="Standaard"/>
      <text:soft-page-break/>
      <text:h text:style-name="Kop2" text:outline-level="2">Het design</text:h>
      <text:p text:style-name="Standaard">Het prototype is een robot dat rijdt op rupsbanden. Dit zorgt ervoor dat het beter over ruiger terrein kan rijden. Het frame is zelf geprint met een 3d printer met 2 lagen. De onderste laag is voor de motoren, de <text:s/>bovenste voor de sensoren en batterij.<text:s/></text:p>
      <text:p text:style-name="Standaard"/>
      <text:h text:style-name="Kop2" text:outline-level="2">Elektrische circuits</text:h>
      <text:p text:style-name="Standaard">De elektrische componenten gebruikt in de robot zijn:</text:p>
      <text:list text:style-name="LFO3" text:continue-numbering="true">
        <text:list-item>
          <text:p text:style-name="P24">3<text:s/>ultrasone afstandsensor</text:p>
        </text:list-item>
      </text:list>
      <text:p text:style-name="Lijstalinea"/>
      <text:p text:style-name="Lijstalinea">Deze zijn nodig zodat de robot kan zien waar het wel en niet naartoe kan. Er zijn 3 zodat dit efficiënter kan gebeuren.</text:p>
      <text:list text:style-name="LFO3" text:continue-numbering="true">
        <text:list-item>
          <text:p text:style-name="P25">1 arduino uno bord</text:p>
        </text:list-item>
      </text:list>
      <text:p text:style-name="Lijstalinea"/>
      <text:p text:style-name="Lijstalinea">Het bord wat de rest van de componenten aanstuurt, van essentiële waarde in elke situatie waarbij je arduino gebruikt</text:p>
      <text:p text:style-name="Lijstalinea"/>
      <text:list text:style-name="LFO3" text:continue-numbering="true">
        <text:list-item>
          <text:p text:style-name="P26">4 DC motoren</text:p>
        </text:list-item>
      </text:list>
      <text:p text:style-name="P27">Zorgen ervoor dat de robot kan rijden, het zijn er 4 om ervoor te zorgen dat de robot voldoende kracht heeft</text:p>
      <text:list text:style-name="LFO3" text:continue-numbering="true">
        <text:list-item>
          <text:p text:style-name="P28">1 pixy2 cam</text:p>
        </text:list-item>
      </text:list>
      <text:p text:style-name="P29">Een pixy cam wordt gebruik om objecten te detecteren. Dit kan er dus voor zorgen dat het mensen kan vinden in een rampgebied.</text:p>
      <text:list text:style-name="LFO3" text:continue-numbering="true">
        <text:list-item>
          <text:p text:style-name="P30">1 motor bord</text:p>
        </text:list-item>
      </text:list>
      <text:p text:style-name="P31">Zorgt ervoor dat de motoren juist aangestuurd worden.</text:p>
      <text:list text:style-name="LFO3" text:continue-numbering="true">
        <text:list-item>
          <text:p text:style-name="P32">6 batterijen</text:p>
        </text:list-item>
      </text:list>
      <text:p text:style-name="P33">De stroombron van de robot.</text:p>
      <text:list text:style-name="LFO3" text:continue-numbering="true">
        <text:list-item>
          <text:p text:style-name="P34">1 klein breadboard</text:p>
        </text:list-item>
      </text:list>
      <text:p text:style-name="P35">Om kabels te managen en om sensoren aan te kunnen sluiten.</text:p>
      <text:p text:style-name="Standaard"/>
      <text:h text:style-name="Kop2" text:outline-level="2">Code</text:h>
      <text:p text:style-name="Standaard"/>
      <text:h text:style-name="Kop1" text:outline-level="1">Ontworpen Robot</text:h>
      <text:h text:style-name="Kop2" text:outline-level="2">Het ontwerp</text:h>
      <text:p text:style-name="Standaard">De robot heeft rubberen rupsbanden om over robuuster terrein te kunnen bewegen. Hier worden ook nog veren bij toegevoegd. De veren zorgen ervoor dat het klappen op kan vangen en over ruiger terrein kan gaan. De robot moet ongeveer 40 cm bij 30 cm zijn en 20 cm hoog. <text:s/>Ter vergelijking is het Prototype ongeveer 25 cm bij 20 cm en 10 cm hoog.<text:s/>De robot heeft geen open circuit bords. Dit zorgt<text:s/><text:soft-page-break/>ervoor dat stof er niet voor kan zorgen dat de elektrische onderdelen kapot gaan. Ook heeft de robot aan de buitenkant metalen platen er omheen, dit is ter bescherming van de robot.</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Geenafstand" style:display-name="Geen afstand" style:family="paragraph">
      <style:paragraph-properties fo:margin-bottom="0in" fo:line-height="100%"/>
      <style:text-properties style:font-name="Calibri" style:font-name-asian="Times New Roman" style:font-name-complex="Times New Roman" style:language-asian="nl" style:country-asian="NL" fo:hyphenate="true"/>
    </style:style>
    <style:style style:name="GeenafstandChar" style:display-name="Geen afstand Char" style:family="text" style:parent-style-name="Standaardalinea-lettertype">
      <style:text-properties style:font-name="Calibri" style:font-name-asian="Times New Roman" style:font-name-complex="Times New Roman"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center"/>
    </style:style>
  </office:automatic-styles>
  <office:master-styles>
    <style:master-page style:name="MPF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obots in een rampgebied</dc:title>
    <dc:description/>
    <dc:subject/>
    <meta:initial-creator>Guido Ruijs, Sander Reinder, Alexander Mosselaar</meta:initial-creator>
    <dc:creator>Guido Ruijs</dc:creator>
    <meta:creation-date>2022-01-13T11:42:00Z</meta:creation-date>
    <dc:date>2022-01-17T12:14:00Z</dc:date>
    <meta:template xlink:href="Normal" xlink:type="simple"/>
    <meta:editing-cycles>4</meta:editing-cycles>
    <meta:editing-duration>PT4260S</meta:editing-duration>
    <meta:document-statistic meta:page-count="4" meta:paragraph-count="6" meta:word-count="465" meta:character-count="3017" meta:row-count="21" meta:non-whitespace-character-count="2558"/>
  </office:meta>
</office:document-meta>
</file>